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Droid Sans Mono" svg:font-family="'Droid Sans Mono', monospace, monospace, 'Droid Sans Fallback'"/>
    <style:font-face style:name="inherit" svg:font-family="inherit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6d041a"/>
    </style:style>
    <style:style style:name="P2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3" style:family="paragraph" style:parent-style-name="Standard">
      <style:text-properties fo:color="#d4d4d4" style:font-name="Droid Sans Mono" fo:font-size="13.5pt" fo:font-weight="normal" officeooo:rsid="006dd2e5" officeooo:paragraph-rsid="006dd2e5" fo:background-color="#1e1e1e"/>
    </style:style>
    <style:style style:name="P4" style:family="paragraph" style:parent-style-name="Standard">
      <style:text-properties fo:color="#d4d4d4" style:font-name="Droid Sans Mono" fo:font-size="13.5pt" fo:font-weight="normal" officeooo:rsid="006f4370" officeooo:paragraph-rsid="006f4370" fo:background-color="#1e1e1e"/>
    </style:style>
    <style:style style:name="P5" style:family="paragraph" style:parent-style-name="Standard">
      <style:paragraph-properties style:line-height-at-least="0.635cm"/>
    </style:style>
    <style:style style:name="P6" style:family="paragraph" style:parent-style-name="Standard">
      <style:text-properties officeooo:rsid="006dd2e5" officeooo:paragraph-rsid="006dd2e5"/>
    </style:style>
    <style:style style:name="P7" style:family="paragraph" style:parent-style-name="Standard">
      <style:text-properties officeooo:paragraph-rsid="006dd2e5"/>
    </style:style>
    <style:style style:name="P8" style:family="paragraph" style:parent-style-name="Standard">
      <style:paragraph-properties style:line-height-at-least="0.635cm"/>
      <style:text-properties fo:color="#9cdcfe" style:font-name="Droid Sans Mono" fo:font-size="13.5pt" fo:font-weight="normal" fo:background-color="#1e1e1e"/>
    </style:style>
    <style:style style:name="P9" style:family="paragraph" style:parent-style-name="Standard">
      <style:text-properties officeooo:rsid="006f4370" officeooo:paragraph-rsid="006f4370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dcdcaa"/>
    </style:style>
    <style:style style:name="T4" style:family="text">
      <style:text-properties fo:color="#dcdcaa" style:font-name="Droid Sans Mono" fo:font-size="13.5pt" fo:font-weight="normal" fo:background-color="#1e1e1e" loext:char-shading-value="0"/>
    </style:style>
    <style:style style:name="T5" style:family="text">
      <style:text-properties fo:color="#ce9178"/>
    </style:style>
    <style:style style:name="T6" style:family="text">
      <style:text-properties fo:color="#c586c0"/>
    </style:style>
    <style:style style:name="T7" style:family="text">
      <style:text-properties fo:color="#808080"/>
    </style:style>
    <style:style style:name="T8" style:family="text">
      <style:text-properties fo:color="#4ec9b0"/>
    </style:style>
    <style:style style:name="T9" style:family="text">
      <style:text-properties officeooo:rsid="006d041a"/>
    </style:style>
    <style:style style:name="T10" style:family="text">
      <style:text-properties officeooo:rsid="006dd2e5"/>
    </style:style>
    <style:style style:name="T11" style:family="text">
      <style:text-properties officeooo:rsid="006f4370"/>
    </style:style>
    <style:style style:name="T12" style:family="text">
      <style:text-properties officeooo:rsid="006fbd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1) </text:span><text:span text:style-name="T4">createSwitchNavigator</text:span></text:p>
      <text:p text:style-name="P7"><text:span text:style-name="T10">It is used in case where we have login screen and after login user is redirected to app , but we dont want user to press back button and goback to login screen, so we use </text:span><text:span text:style-name="T4">createSwitchNavigator</text:span></text:p>
      <text:p text:style-name="P6"><text:s/>where on back press, <text:s/>app is closed</text:p>
      <text:p text:style-name="P6"/>
      <text:p text:style-name="P6"/>
      <text:p text:style-name="P6">eg - </text:p>
      <text:p text:style-name="P6"/>
      <text:p text:style-name="P6">App.js - </text:p>
      <text:p text:style-name="P6"/>
      <text:p text:style-name="P3"><text:span text:style-name="T6">import</text:span> <text:span text:style-name="T2">React</text:span>, { <text:span text:style-name="T2">Component</text:span> } <text:span text:style-name="T6">from</text:span> <text:span text:style-name="T5">"react"</text:span>;</text:p>
      <text:p text:style-name="P2"><text:span text:style-name="T6">import</text:span> { <text:span text:style-name="T2">Platform</text:span>, <text:span text:style-name="T2">StyleSheet</text:span>, <text:span text:style-name="T2">Text</text:span>, <text:span text:style-name="T2">View</text:span> } <text:span text:style-name="T6">from</text:span> <text:span text:style-name="T5">"react-native"</text:span>;</text:p>
      <text:p text:style-name="P2"><text:span text:style-name="T6">import</text:span> <text:span text:style-name="T2">MainNavigation</text:span> <text:span text:style-name="T6">from</text:span> <text:span text:style-name="T5">"./src/navigation/mainNavigation"</text:span>;</text:p>
      <text:p text:style-name="P5"/>
      <text:p text:style-name="P2"><text:span text:style-name="T6">export</text:span> <text:span text:style-name="T6">default</text:span> <text:span text:style-name="T1">class</text:span> <text:span text:style-name="T8">App</text:span> <text:span text:style-name="T1">extends</text:span> <text:span text:style-name="T8">Component</text:span> {</text:p>
      <text:p text:style-name="P2"><text:span text:style-name="T3">render</text:span>() {</text:p>
      <text:p text:style-name="P2"><text:span text:style-name="T6">return</text:span> <text:span text:style-name="T7">&lt;</text:span><text:span text:style-name="T8">MainNavigation</text:span> <text:span text:style-name="T7">/&gt;</text:span>;</text:p>
      <text:p text:style-name="P2">}</text:p>
      <text:p text:style-name="P2">}</text:p>
      <text:p text:style-name="P2"/>
      <text:p text:style-name="P6"/>
      <text:p text:style-name="P6">mainNavigation.js – <text:span text:style-name="T11">Below Trial is Login Screen</text:span></text:p>
      <text:p text:style-name="P6"/>
      <text:p text:style-name="P3"><text:span text:style-name="T6">import</text:span> {</text:p>
      <text:p text:style-name="P2"><text:span text:style-name="T2">createAppContainer</text:span>,</text:p>
      <text:p text:style-name="P2"><text:span text:style-name="T2">createDrawerNavigator</text:span>,</text:p>
      <text:p text:style-name="P2"><text:span text:style-name="T2">createStackNavigator</text:span>,</text:p>
      <text:p text:style-name="P8">createSwitchNavigator</text:p>
      <text:p text:style-name="P2">} <text:span text:style-name="T6">from</text:span> <text:span text:style-name="T5">"react-navigation"</text:span>;</text:p>
      <text:p text:style-name="P2"><text:span text:style-name="T6">import</text:span> <text:span text:style-name="T2">DonateScreen</text:span> <text:span text:style-name="T6">from</text:span> <text:span text:style-name="T5">"../DonateScreen/DonateScreen"</text:span>;</text:p>
      <text:p text:style-name="P2"><text:span text:style-name="T6">import</text:span> <text:span text:style-name="T2">MainScreen</text:span> <text:span text:style-name="T6">from</text:span> <text:span text:style-name="T5">"../MainScreen/MainScreen"</text:span>;</text:p>
      <text:p text:style-name="P2"><text:span text:style-name="T6">import</text:span> <text:span text:style-name="T2">React</text:span>, { <text:span text:style-name="T2">Component</text:span> } <text:span text:style-name="T6">from</text:span> <text:span text:style-name="T5">"react"</text:span>;</text:p>
      <text:p text:style-name="P2"><text:span text:style-name="T6">import</text:span> { <text:span text:style-name="T2">Button</text:span>, <text:span text:style-name="T2">StyleSheet</text:span>, <text:span text:style-name="T2">Text</text:span>, <text:span text:style-name="T2">View</text:span> } <text:span text:style-name="T6">from</text:span> <text:span text:style-name="T5">"react-native"</text:span>;</text:p>
      <text:p text:style-name="P2"><text:span text:style-name="T6">import</text:span> <text:span text:style-name="T2">Trial</text:span> <text:span text:style-name="T6">from</text:span> <text:span text:style-name="T5">"../Trial/Trial"</text:span>;</text:p>
      <text:p text:style-name="P5"/>
      <text:p text:style-name="P2"><text:span text:style-name="T1">const</text:span> <text:span text:style-name="T2">MainScreenNavigator</text:span> = <text:span text:style-name="T3">createStackNavigator</text:span>(</text:p>
      <text:p text:style-name="P2">{</text:p>
      <text:p text:style-name="P2"><text:span text:style-name="T2">MainScreenNavigator:</text:span> <text:span text:style-name="T2">MainScreen</text:span></text:p>
      <text:p text:style-name="P2">},</text:p>
      <text:p text:style-name="P2">{</text:p>
      <text:p text:style-name="P2"><text:span text:style-name="T3">defaultNavigationOptions</text:span><text:span text:style-name="T2">:</text:span> ({ <text:span text:style-name="T2">navigation</text:span> }) <text:span text:style-name="T1">=&gt;</text:span> {</text:p>
      <text:p text:style-name="P2"><text:span text:style-name="T6">return</text:span> {</text:p>
      <text:p text:style-name="P2"><text:soft-page-break/><text:span text:style-name="T3">headerLeft</text:span><text:span text:style-name="T2">:</text:span> (</text:p>
      <text:p text:style-name="P2"><text:span text:style-name="T7">&lt;</text:span><text:span text:style-name="T8">Button</text:span> <text:span text:style-name="T2">title</text:span>=<text:span text:style-name="T5">"Menu"</text:span> <text:span text:style-name="T2">onPress</text:span>=<text:span text:style-name="T1">{</text:span>() <text:span text:style-name="T1">=&gt;</text:span> <text:span text:style-name="T2">navigation</text:span>.<text:span text:style-name="T3">openDrawer</text:span>()<text:span text:style-name="T1">}</text:span> <text:span text:style-name="T7">/&gt;</text:span></text:p>
      <text:p text:style-name="P2">)</text:p>
      <text:p text:style-name="P2">};</text:p>
      <text:p text:style-name="P2">}</text:p>
      <text:p text:style-name="P2">}</text:p>
      <text:p text:style-name="P2">);</text:p>
      <text:p text:style-name="P5"/>
      <text:p text:style-name="P2"><text:span text:style-name="T1">const</text:span> <text:span text:style-name="T2">DonateScreenNavigator</text:span> = <text:span text:style-name="T3">createStackNavigator</text:span>(</text:p>
      <text:p text:style-name="P2">{</text:p>
      <text:p text:style-name="P2"><text:span text:style-name="T2">DonateScreenNavigator:</text:span> <text:span text:style-name="T2">DonateScreen</text:span></text:p>
      <text:p text:style-name="P2">},</text:p>
      <text:p text:style-name="P2">{</text:p>
      <text:p text:style-name="P2"><text:span text:style-name="T3">defaultNavigationOptions</text:span><text:span text:style-name="T2">:</text:span> ({ <text:span text:style-name="T2">navigation</text:span> }) <text:span text:style-name="T1">=&gt;</text:span> {</text:p>
      <text:p text:style-name="P2"><text:span text:style-name="T6">return</text:span> {</text:p>
      <text:p text:style-name="P2"><text:span text:style-name="T3">headerLeft</text:span><text:span text:style-name="T2">:</text:span> (</text:p>
      <text:p text:style-name="P2"><text:span text:style-name="T7">&lt;</text:span><text:span text:style-name="T8">Button</text:span> <text:span text:style-name="T2">title</text:span>=<text:span text:style-name="T5">"Menu"</text:span> <text:span text:style-name="T2">onPress</text:span>=<text:span text:style-name="T1">{</text:span>() <text:span text:style-name="T1">=&gt;</text:span> <text:span text:style-name="T2">navigation</text:span>.<text:span text:style-name="T3">openDrawer</text:span>()<text:span text:style-name="T1">}</text:span> <text:span text:style-name="T7">/&gt;</text:span></text:p>
      <text:p text:style-name="P2">)</text:p>
      <text:p text:style-name="P2">};</text:p>
      <text:p text:style-name="P2">}</text:p>
      <text:p text:style-name="P2">}</text:p>
      <text:p text:style-name="P2">);</text:p>
      <text:p text:style-name="P2"><text:span text:style-name="T1">const</text:span> <text:span text:style-name="T2">AppDrawerNavigator</text:span> = <text:span text:style-name="T3">createDrawerNavigator</text:span>({</text:p>
      <text:p text:style-name="P2"><text:span text:style-name="T2">Home:</text:span> {</text:p>
      <text:p text:style-name="P2"><text:span text:style-name="T2">screen:</text:span> <text:span text:style-name="T2">MainScreenNavigator</text:span></text:p>
      <text:p text:style-name="P2">},</text:p>
      <text:p text:style-name="P2"><text:span text:style-name="T2">Donate:</text:span> {</text:p>
      <text:p text:style-name="P2"><text:span text:style-name="T2">screen:</text:span> <text:span text:style-name="T2">DonateScreenNavigator</text:span></text:p>
      <text:p text:style-name="P2">}</text:p>
      <text:p text:style-name="P2">});</text:p>
      <text:p text:style-name="P5"/>
      <text:p text:style-name="P2"><text:span text:style-name="T1">const</text:span> <text:span text:style-name="T2">AppSwitchNavigator</text:span> = <text:span text:style-name="T3">createSwitchNavigator</text:span>({</text:p>
      <text:p text:style-name="P2"><text:span text:style-name="T2">Auth:</text:span> { <text:span text:style-name="T2">screen:</text:span> <text:span text:style-name="T2">Trial</text:span> },</text:p>
      <text:p text:style-name="P2"><text:span text:style-name="T2">Welcome:</text:span> { <text:span text:style-name="T2">screen:</text:span> <text:span text:style-name="T2">AppDrawerNavigator</text:span> }</text:p>
      <text:p text:style-name="P2">});</text:p>
      <text:p text:style-name="P5"/>
      <text:p text:style-name="P2"><text:span text:style-name="T1">const</text:span> <text:span text:style-name="T2">MainNavigation</text:span> = <text:span text:style-name="T3">createAppContainer</text:span>(<text:span text:style-name="T2">AppSwitchNavigator</text:span>);</text:p>
      <text:p text:style-name="P2"><text:span text:style-name="T6">export</text:span> <text:span text:style-name="T6">default</text:span> <text:span text:style-name="T2">MainNavigation</text:span>;</text:p>
      <text:p text:style-name="P2"/>
      <text:p text:style-name="P6"/>
      <text:p text:style-name="P6"><text:soft-page-break/></text:p>
      <text:p text:style-name="P9">Trial.js – <text:span text:style-name="T12">(Here we should redirect after login)</text:span></text:p>
      <text:p text:style-name="P9"/>
      <text:p text:style-name="P4"><text:span text:style-name="T6">import</text:span> <text:span text:style-name="T2">React</text:span>, { <text:span text:style-name="T2">Component</text:span> } <text:span text:style-name="T6">from</text:span> <text:span text:style-name="T5">'react'</text:span></text:p>
      <text:p text:style-name="P2"><text:span text:style-name="T6">import</text:span> { <text:span text:style-name="T2">Text</text:span>, <text:span text:style-name="T2">View</text:span>,<text:span text:style-name="T2">Button</text:span> } <text:span text:style-name="T6">from</text:span> <text:span text:style-name="T5">'react-native'</text:span></text:p>
      <text:p text:style-name="P2"><text:span text:style-name="T6">import</text:span> <text:span text:style-name="T2">MainScreen</text:span> <text:span text:style-name="T6">from</text:span> <text:span text:style-name="T5">"../MainScreen/MainScreen"</text:span>;</text:p>
      <text:p text:style-name="P5"/>
      <text:p text:style-name="P2"><text:span text:style-name="T6">export</text:span> <text:span text:style-name="T6">default</text:span> <text:span text:style-name="T1">class</text:span> <text:span text:style-name="T8">Trial</text:span> <text:span text:style-name="T1">extends</text:span> <text:span text:style-name="T8">Component</text:span> {</text:p>
      <text:p text:style-name="P2"><text:span text:style-name="T3">render</text:span>() {</text:p>
      <text:p text:style-name="P2"><text:span text:style-name="T6">return</text:span> (</text:p>
      <text:p text:style-name="P2"><text:span text:style-name="T7">&lt;</text:span><text:span text:style-name="T8">View</text:span><text:span text:style-name="T7">&gt;</text:span></text:p>
      <text:p text:style-name="P2"><text:span text:style-name="T7">&lt;</text:span><text:span text:style-name="T8">Text</text:span><text:span text:style-name="T7">&gt;</text:span> Trial <text:span text:style-name="T7">&lt;/</text:span><text:span text:style-name="T8">Text</text:span><text:span text:style-name="T7">&gt;</text:span></text:p>
      <text:p text:style-name="P2"><text:span text:style-name="T7">&lt;</text:span><text:span text:style-name="T8">Button</text:span> <text:span text:style-name="T2">title</text:span>=<text:span text:style-name="T5">"Navigate"</text:span> <text:span text:style-name="T2">onPress</text:span>=<text:span text:style-name="T1">{</text:span>() <text:span text:style-name="T1">=&gt;</text:span> <text:span text:style-name="T1">this</text:span>.<text:span text:style-name="T2">props</text:span>.<text:span text:style-name="T2">navigation</text:span>.<text:span text:style-name="T3">navigate</text:span>(<text:span text:style-name="T5">'Welcome'</text:span>)<text:span text:style-name="T1">}</text:span> <text:span text:style-name="T7">/&gt;</text:span></text:p>
      <text:p text:style-name="P2"><text:span text:style-name="T7">&lt;/</text:span><text:span text:style-name="T8">View</text:span><text:span text:style-name="T7">&gt;</text:span></text:p>
      <text:p text:style-name="P2">)</text:p>
      <text:p text:style-name="P2">}</text:p>
      <text:p text:style-name="P2">}</text:p>
      <text:p text:style-name="P2"/>
      <text:p text:style-name="P9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Droid Sans Mono" svg:font-family="'Droid Sans Mono', monospace, monospace, 'Droid Sans Fallback'"/>
    <style:font-face style:name="inherit" svg:font-family="inherit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9-05-17T23:08:35.513895168</dc:date>
    <meta:editing-duration>PT11H3M37S</meta:editing-duration>
    <meta:editing-cycles>77</meta:editing-cycles>
    <meta:generator>LibreOffice/5.1.6.2$Linux_X86_64 LibreOffice_project/10m0$Build-2</meta:generator>
    <meta:document-statistic meta:table-count="0" meta:image-count="0" meta:object-count="0" meta:page-count="3" meta:paragraph-count="81" meta:word-count="274" meta:character-count="2079" meta:non-whitespace-character-count="1880"/>
  </office:meta>
</office:document-meta>
</file>